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oma"/>
    </style:style>
    <style:style style:name="P2" style:family="paragraph" style:parent-style-name="Standard">
      <style:text-properties style:font-name="Loma" fo:font-weight="normal" style:font-weight-asian="normal" style:font-weight-complex="normal"/>
    </style:style>
    <style:style style:name="P3" style:family="paragraph" style:parent-style-name="Standard">
      <style:text-properties style:font-name="Loma" fo:font-size="14pt" style:font-size-asian="14pt" style:font-size-complex="14pt"/>
    </style:style>
    <style:style style:name="P4" style:family="paragraph" style:parent-style-name="Standard">
      <style:text-properties fo:color="#004586" style:font-name="Loma" fo:font-weight="bold" style:font-weight-asian="bold" style:font-weight-complex="bold"/>
    </style:style>
    <style:style style:name="P5" style:family="paragraph" style:parent-style-name="Standard">
      <style:text-properties style:use-window-font-color="true" style:font-name="Loma" fo:font-weight="bold" style:font-weight-asian="bold" style:font-weight-complex="bold"/>
    </style:style>
    <style:style style:name="P6" style:family="paragraph" style:parent-style-name="Text_20_body">
      <style:text-properties fo:color="#0066cc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66cc" style:font-name="Loma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use-window-font-color="true" style:font-name="Loma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Loma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font-name="Loma"/>
    </style:style>
    <style:style style:name="P13" style:family="paragraph" style:parent-style-name="Text_20_body" style:list-style-name="L2">
      <style:text-properties fo:font-weight="bold" style:font-weight-asian="bold" style:font-weight-complex="bold"/>
    </style:style>
    <style:style style:name="P14" style:family="paragraph" style:parent-style-name="Text_20_body" style:list-style-name="L2">
      <style:text-properties style:font-name="Liberation Serif" fo:font-weight="bold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3">
      <style:text-properties style:text-underline-style="solid" style:text-underline-width="auto" style:text-underline-color="font-color"/>
    </style:style>
    <style:style style:name="P17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Heading_20_3">
      <style:text-properties style:font-name="Loma" fo:font-weight="bold" style:font-weight-asian="bold" style:font-weight-complex="bold"/>
    </style:style>
    <style:style style:name="P19" style:family="paragraph" style:parent-style-name="Heading_20_3">
      <style:text-properties style:font-name="Loma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cc"/>
    </style:style>
    <style:style style:name="T4" style:family="text">
      <style:text-properties fo:color="#004586" style:font-name="Loma" fo:font-weight="bold" style:font-weight-asian="bold" style:font-weight-complex="bold"/>
    </style:style>
    <style:style style:name="T5" style:family="text">
      <style:text-properties fo:color="#004586" fo:font-weight="bold" style:font-weight-asian="bold" style:font-weight-complex="bold"/>
    </style:style>
    <style:style style:name="T6" style:family="text">
      <style:text-properties fo:color="#ff00ff"/>
    </style:style>
    <style:style style:name="T7" style:family="text">
      <style:text-properties fo:color="#ff00ff" fo:background-color="transparen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Loma"/>
    </style:style>
    <style:style style:name="T10" style:family="text">
      <style:text-properties style:font-name="Loma" fo:font-weight="bold" style:font-weight-asian="bold" style:font-weight-complex="bold"/>
    </style:style>
    <style:style style:name="T11" style:family="text">
      <style:text-properties style:font-name="Loma" fo:font-weight="normal" style:font-weight-asian="normal" style:font-weight-complex="normal"/>
    </style:style>
    <style:style style:name="T12" style:family="text">
      <style:text-properties fo:color="#b80047"/>
    </style:style>
    <style:style style:name="T13" style:family="text">
      <style:text-properties style:use-window-font-color="true" fo:font-size="12pt" style:font-size-asian="12pt" style:font-size-complex="12pt"/>
    </style:style>
    <style:style style:name="T14" style:family="text">
      <style:text-properties style:use-window-font-color="true" fo:font-size="14pt" style:font-size-asian="14pt" style:font-size-complex="14pt"/>
    </style:style>
    <style:style style:name="T1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ulti-language Website Generating Python Script</text:h>
      <text:p text:style-name="P1"/>
      <text:p text:style-name="P1"><text:span text:style-name="T1">create-language-folders.py</text:span> allows website application authors to generate separate folders for each language their website is designed to support.</text:p>
      <text:p text:style-name="P1">This is done by preparing the following:</text:p>
      <text:p text:style-name="P1"/>
      <text:list xml:id="list1797126209" text:style-name="L1">
        <text:list-item>
          <text:p text:style-name="P12"><text:span text:style-name="T1">supported-languages.xml</text:span> file that lists the supported languages and their settings.</text:p>
        </text:list-item>
        <text:list-item>
          <text:p text:style-name="P12"><text:span text:style-name="T1">strings.[language key].xml</text:span> file for each supported language.</text:p>
        </text:list-item>
        <text:list-item>
          <text:p text:style-name="P12"><text:span text:style-name="T1">strings.xml</text:span> file that includes default values, if there is not a falling language, and that allows for creating non-language-specific placeholders in the website (such as page width, etc.)</text:p>
        </text:list-item>
        <text:list-item>
          <text:p text:style-name="P12"><text:span text:style-name="T1">$keys </text:span><text:span text:style-name="T2">folder</text:span> that includes at least all the website-language specific files (normally, all the website files), with placeholders instead of language-specific strings</text:p>
        </text:list-item>
        <text:list-item>
          <text:p text:style-name="P11"><text:span text:style-name="T9">optionally, a </text:span><text:span text:style-name="T10">create-language-folders.sh </text:span><text:span text:style-name="T11">shell script file</text:span><text:span text:style-name="T10"> </text:span><text:span text:style-name="T11">to run the python script more easily</text:span></text:p>
        </text:list-item>
      </text:list>
      <text:h text:style-name="P17" text:outline-level="3">Usage</text:h>
      <text:p text:style-name="P1"><text:span text:style-name="T5">python[3.2+] [create-language-folders.py path]</text:span><text:span text:style-name="T2"> </text:span><text:span text:style-name="T5">[$keys folder's parent folder path]</text:span></text:p>
      <text:p text:style-name="P4"/>
      <text:p text:style-name="P5">example:</text:p>
      <text:p text:style-name="P4">python3.2 /home/user/workspace/MyWebSite/Root/create-language-folders.py /home/user/workspace/MyWebSite/Root</text:p>
      <text:p text:style-name="P2"/>
      <text:p text:style-name="P2">Operating Systems: linux</text:p>
      <text:p text:style-name="P2">Requirements: python3.2 or higher</text:p>
      <text:h text:style-name="P17" text:outline-level="3">Dive-Into</text:h>
      <text:p text:style-name="P1"><text:span text:style-name="T1">create-language-folders.py</text:span><text:span text:style-name="T2"> generates folders along side the </text:span><text:span text:style-name="T1">$keys </text:span><text:span text:style-name="T2">folder, by the name of the</text:span><text:span text:style-name="T1"> </text:span><text:span text:style-name="T2">language keys, specified in </text:span><text:span text:style-name="T1">supported-languages.xml</text:span><text:span text:style-name="T2">, with the corresponding translations read from the </text:span><text:span text:style-name="T1">strings.[language key].xml</text:span><text:span text:style-name="T2"> files. This is done by replacing the </text:span><text:span text:style-name="T2">placeholders specified in the </text:span><text:span text:style-name="T1">$keys </text:span><text:span text:style-name="T2">folder files.</text:span></text:p>
      <text:p text:style-name="P2"/>
      <text:p text:style-name="P1"><text:span text:style-name="T2">The script's scope is defined by file extensions. The default is set for </text:span><text:span text:style-name="T1">*.htm, *.php and *.js</text:span><text:span text:style-name="T2"> but is easily configured in the script header titled </text:span><text:span text:style-name="T1">easily-modifyable constants</text:span><text:span text:style-name="T2">. Also </text:span><text:soft-page-break/><text:span text:style-name="T2">defined in this header are the placeholders' start and end marks. By default a placeholder looks like this: </text:span><text:span text:style-name="T1">&lt;!$PLACEHOLDER$!&gt;</text:span><text:span text:style-name="T2">.</text:span></text:p>
      <text:p text:style-name="P2"/>
      <text:p text:style-name="P1"><text:span text:style-name="T2">The script can also 'fall' to another language's translation, if a specific translation is not </text:span><text:span text:style-name="T2">found, and a </text:span><text:span text:style-name="T1">falling-language</text:span><text:span text:style-name="T2"> settings has been defined in </text:span><text:span text:style-name="T1">supported-languages.xml</text:span><text:span text:style-name="T2"> for </text:span><text:span text:style-name="T2">a given language.</text:span></text:p>
      <text:p text:style-name="P2"/>
      <text:p text:style-name="P1"><text:span text:style-name="T2">Finally, to support </text:span><text:span text:style-name="T1">right-to-left</text:span><text:span text:style-name="T2"> languages such as Arabic and Hebrew, the python script can also replace &lt;html&gt; tags with &lt;html dir='rtl' &gt; ones, thereby changing the reading order of <text:s/>web pages. If some pages are needed in a specific reading order, setting them in the </text:span><text:span text:style-name="T1">$keys</text:span><text:span text:style-name="T2"> folder with the needed order will exclude them from the python script scope for reading order setting.</text:span></text:p>
      <text:p text:style-name="P2"/>
      <text:p text:style-name="P1"><text:span text:style-name="T2">Normally, all the required files and folders will reside in one folder. However, since the </text:span><text:span text:style-name="T1">$keys </text:span><text:span text:style-name="T2">parent folder is provided as a command-line argument for </text:span><text:span text:style-name="T1">create-language-folders.py</text:span><text:span text:style-name="T2">, the python script only requires that </text:span><text:span text:style-name="T1">supported-languages.xml </text:span><text:span text:style-name="T2">and the</text:span><text:span text:style-name="T1"> strings.[language key].xml </text:span><text:span text:style-name="T2">files will be located in the same path as its own.</text:span></text:p>
      <text:h text:style-name="P17" text:outline-level="3">Notes</text:h>
      <text:list xml:id="list810181006" text:style-name="L2">
        <text:list-item>
          <text:p text:style-name="P14">Files with extensions that are not mentioned in the <text:span text:style-name="T13">glExtension</text:span><text:span text:style-name="T14"> </text:span><text:span text:style-name="T13">variable</text:span> <text:s/>are simply copied as is from the $keys folder to language specific folders<text:span text:style-name="T15"> (see “easily-modifyable constants header” in this document)</text:span>.</text:p>
        </text:list-item>
        <text:list-item>
          <text:p text:style-name="P13">To manage files in each specific language, beyond the scope of the python script, simply omit the files from the $keys folder. This way they will not be overwritten every time the python script executes. This may be necessary for image files that contain language specific texts.</text:p>
        </text:list-item>
        <text:list-item>
          <text:p text:style-name="P13">When a value is obtained from the strings.xml it is not HTML escaped into the produced files, as is the case with strings.[language key].xml files. This allows strings.xml to contain <text:s/>some server side code you may wish to parameterize in this way.</text:p>
        </text:list-item>
      </text:list>
      <text:h text:style-name="P17" text:outline-level="3">supported-languages.xml structure</text:h>
      <text:p text:style-name="P1">The follwing example demonstrates the full settings that can be configured in the <text:span text:style-name="T1">supported-languages.xml</text:span> file:</text:p>
      <text:p text:style-name="P1"/>
      <text:p text:style-name="P3">&lt;?xml <text:span text:style-name="T3">version</text:span>=<text:span text:style-name="T6">"1.0"</text:span> <text:span text:style-name="T3">encoding</text:span>=<text:span text:style-name="T6">"UTF-8"</text:span> ?&gt; </text:p>
      <text:p text:style-name="P3">&lt;<text:span text:style-name="T12">supported-languages</text:span>&gt; </text:p>
      <text:p text:style-name="P3"><text:soft-page-break/>&lt;<text:span text:style-name="T12">language</text:span> <text:span text:style-name="T3">name</text:span>=<text:span text:style-name="T6">"العربية"</text:span> <text:span text:style-name="T3">key</text:span>=<text:span text:style-name="T6">"ar"</text:span> <text:span text:style-name="T3">dir</text:span>=<text:span text:style-name="T6">"rtl"</text:span> /&gt; </text:p>
      <text:p text:style-name="P3">&lt;<text:span text:style-name="T12">language</text:span> <text:span text:style-name="T3">name</text:span>=<text:span text:style-name="T6">"English"</text:span> <text:span text:style-name="T3">key</text:span>=<text:span text:style-name="T6">"en"</text:span> <text:span text:style-name="T3">falling-language</text:span>=<text:span text:style-name="T6">"ar"</text:span> /&gt; </text:p>
      <text:p text:style-name="P3">&lt;/<text:span text:style-name="T12">supported-languages</text:span>&gt;</text:p>
      <text:p text:style-name="P1"/>
      <text:p text:style-name="P1">Language <text:span text:style-name="T8">key</text:span> is the only <text:span text:style-name="T1">required setting</text:span> and designates the folder name for each langauge. It is also used to refer to langauges in the <text:span text:style-name="T8">falling-language</text:span> setting. In this example, whenever a string is not found (by its placeholder key) in the strings.en.xml file, it is sought in the strings.ar.xml file.</text:p>
      <text:p text:style-name="P1">Language <text:span text:style-name="T8">name</text:span> is not used by the script and only serves the website author to easily and unequivocally identify each supported languages.</text:p>
      <text:p text:style-name="P1">Language <text:span text:style-name="T8">dir</text:span><text:span text:style-name="T1"> </text:span><text:span text:style-name="T2">is set for languages that require a different html dir element (setting alignment and reading order of the page). Normally, it is used for </text:span><text:span text:style-name="T1">Right-to-Left</text:span><text:span text:style-name="T2"> languages, such as Arabic and Hebrew.</text:span></text:p>
      <text:p text:style-name="P1"><text:span text:style-name="T2">XML</text:span><text:span text:style-name="T1"> </text:span><text:span text:style-name="T8">encoding</text:span> has to be always UTF-8.</text:p>
      <text:h text:style-name="P18" text:outline-level="3">strings.[language key].xml and strings.xml structure </text:h>
      <text:p text:style-name="P2">The follwing example demonstrates the strings.[langauge key].xml or strings.xml structure:</text:p>
      <text:p text:style-name="P2">file name: <text:span text:style-name="T1">strings.en.xml</text:span></text:p>
      <text:p text:style-name="P2">&lt;?xml <text:span text:style-name="T3">version</text:span>=<text:span text:style-name="T6">"1.0"</text:span> <text:span text:style-name="T3">encoding</text:span>=<text:span text:style-name="T6">"UTF-8"</text:span> ?&gt; </text:p>
      <text:p text:style-name="P2">&lt;<text:span text:style-name="T12">strings</text:span>&gt; </text:p>
      <text:p text:style-name="P2">&lt;<text:span text:style-name="T12">str</text:span>&gt; </text:p>
      <text:p text:style-name="P2"><text:s text:c="4"/>&lt;<text:span text:style-name="T12">key</text:span>&gt;<text:span text:style-name="T6">ACCESS_DENIED</text:span>&lt;/<text:span text:style-name="T12">key</text:span>&gt; </text:p>
      <text:p text:style-name="P2"><text:s text:c="4"/>&lt;<text:span text:style-name="T12">value</text:span>&gt;<text:span text:style-name="T6">Access Denied</text:span>&lt;/<text:span text:style-name="T12">value</text:span>&gt; </text:p>
      <text:p text:style-name="P2">&lt;/<text:span text:style-name="T12">str</text:span>&gt; </text:p>
      <text:p text:style-name="P2">&lt;<text:span text:style-name="T12">str</text:span>&gt; </text:p>
      <text:p text:style-name="P2"><text:s text:c="4"/>&lt;<text:span text:style-name="T12">key</text:span>&gt;<text:span text:style-name="T6">LOGIN_INCORRECT</text:span>&lt;/<text:span text:style-name="T12">key</text:span>&gt; </text:p>
      <text:p text:style-name="P2"><text:s text:c="4"/>&lt;<text:span text:style-name="T12">value</text:span>&gt;<text:span text:style-name="T6">Incorrect User name or password.</text:span>&lt;/<text:span text:style-name="T12">value</text:span>&gt; </text:p>
      <text:p text:style-name="P2">&lt;/<text:span text:style-name="T12">str</text:span>&gt; </text:p>
      <text:p text:style-name="P2">&lt;<text:span text:style-name="T12">str</text:span>&gt; </text:p>
      <text:p text:style-name="P2"><text:s text:c="4"/>&lt;<text:span text:style-name="T12">key</text:span>&gt;<text:span text:style-name="T6">LOGIN_NAME_REQUIRED</text:span>&lt;/<text:span text:style-name="T12">key</text:span>&gt; </text:p>
      <text:p text:style-name="P2"><text:s text:c="4"/>&lt;<text:span text:style-name="T12">value</text:span>&gt;<text:span text:style-name="T6">User name is required.</text:span>&lt;/<text:span text:style-name="T12">value</text:span>&gt; </text:p>
      <text:p text:style-name="P2">&lt;/<text:span text:style-name="T12">str</text:span>&gt; </text:p>
      <text:p text:style-name="P2">&lt;<text:span text:style-name="T12">str</text:span>&gt; </text:p>
      <text:p text:style-name="P2"><text:soft-page-break/><text:s text:c="4"/>&lt;<text:span text:style-name="T12">key</text:span>&gt;<text:span text:style-name="T6">PASSWORD_REQUIRED</text:span>&lt;/<text:span text:style-name="T12">key</text:span>&gt; </text:p>
      <text:p text:style-name="P2"><text:s text:c="4"/>&lt;<text:span text:style-name="T12">value</text:span>&gt;<text:span text:style-name="T6">Password is required.</text:span>&lt;/<text:span text:style-name="T12">value</text:span>&gt; </text:p>
      <text:p text:style-name="P2">&lt;/<text:span text:style-name="T12">str</text:span>&gt;</text:p>
      <text:p text:style-name="P2">&lt;/<text:span text:style-name="T12">strings</text:span>&gt;</text:p>
      <text:p text:style-name="P2"/>
      <text:p text:style-name="P2">The <text:span text:style-name="T1">language key</text:span> in the strings file name determines to which language does this translations apply. In this case it is English (language key = en).</text:p>
      <text:p text:style-name="P2">Each <text:span text:style-name="T1">key</text:span> element contains the placeholder key, without the starting and ending marks that will be found in the <text:span text:style-name="T1">$keys</text:span> folder files.</text:p>
      <text:p text:style-name="P2">Each <text:span text:style-name="T1">value</text:span> element contains the language's translated text.</text:p>
      <text:p text:style-name="P2"/>
      <text:p text:style-name="P2">XML<text:span text:style-name="T1"> </text:span><text:span text:style-name="T8">encoding</text:span> has to be always UTF-8.</text:p>
      <text:h text:style-name="P16" text:outline-level="3">Placeholders file example</text:h>
      <text:p text:style-name="Text_20_body">The following examples demonstrate how a placeholders containing files might look like:</text:p>
      <text:p text:style-name="Text_20_body">1) file: <text:span text:style-name="T1">$keys\AccessDenied.htm</text:span></text:p>
      <text:p text:style-name="P6">&lt;!DOCTYPE HTML&gt; </text:p>
      <text:p text:style-name="P6">&lt;html&gt; </text:p>
      <text:p text:style-name="P6">&lt;body&gt; </text:p>
      <text:p text:style-name="P6">&lt;h1&gt;<text:span text:style-name="T7">&lt;!$ACCESS_DENIED$!&gt;</text:span>&lt;/h1&gt; </text:p>
      <text:p text:style-name="P6">&lt;/body&gt; </text:p>
      <text:p text:style-name="P6">&lt;/html&gt;</text:p>
      <text:p text:style-name="P6"/>
      <text:p text:style-name="P8">The placeholder <text:span text:style-name="T1">&lt;!$ACCESS_DENIED$!&gt;</text:span> includes the <text:span text:style-name="T1">&lt;!$</text:span> starting mark and <text:span text:style-name="T1">$!&gt;</text:span> ending mark.</text:p>
      <text:p text:style-name="P8"/>
      <text:p text:style-name="P8">2) file: <text:span text:style-name="T1">$keys\login.php</text:span></text:p>
      <text:p text:style-name="P6">&lt;?php </text:p>
      <text:p text:style-name="P6"/>
      <text:p text:style-name="P6">if ($_SERVER[ 'REQUEST_METHOD'] == 'POST') </text:p>
      <text:p text:style-name="P6">{ </text:p>
      <text:p text:style-name="P6"><text:s text:c="4"/>...</text:p>
      <text:p text:style-name="P6"><text:s text:c="3"/>if ( $nLoginFlags == 0 ) </text:p>
      <text:p text:style-name="P6"><text:s text:c="4"/>{ </text:p>
      <text:p text:style-name="P6"><text:soft-page-break/><text:s text:c="8"/>header( 'Location: ' . Consts::URL_HOME ); </text:p>
      <text:p text:style-name="P6"><text:s text:c="8"/>exit(); </text:p>
      <text:p text:style-name="P6"><text:s text:c="4"/>} </text:p>
      <text:p text:style-name="P6"><text:s text:c="4"/>else </text:p>
      <text:p text:style-name="P6"><text:s text:c="4"/>{ </text:p>
      <text:p text:style-name="P6"><text:s text:c="8"/>switch( <text:s/>$nLoginFlags ) </text:p>
      <text:p text:style-name="P6"><text:s text:c="8"/>{ </text:p>
      <text:p text:style-name="P6"><text:s text:c="12"/>case Login::ERR_LOGIN_INCORRECT_NAME_PASSWORD: </text:p>
      <text:p text:style-name="P6"><text:s text:c="16"/>$sMessage .= '<text:span text:style-name="T6">&lt;!$LOGIN_INCORRECT$!&gt;</text:span>&lt;br/&gt;'; </text:p>
      <text:p text:style-name="P6"><text:s text:c="16"/>break; </text:p>
      <text:p text:style-name="P6"><text:s text:c="12"/>default: </text:p>
      <text:p text:style-name="P6"><text:s text:c="16"/>if ( $nLoginFlags &amp; Login::ERR_LOGIN_NAME_EMPTY == <text:s/>Login::ERR_LOGIN_NAME_EMPTY ) </text:p>
      <text:p text:style-name="P6"><text:s text:c="20"/>$sMessage .= '<text:span text:style-name="T6">&lt;!$LOGIN_NAME_REQUIRED$!&gt;</text:span>&lt;br/&gt;'; </text:p>
      <text:p text:style-name="P6"><text:s text:c="16"/>if ( $nLoginFlags &amp; Login::ERR_LOGIN_PASSWORD_EMPTY == Login::ERR_LOGIN_PASSWORD_EMPTY) </text:p>
      <text:p text:style-name="P6"><text:s text:c="20"/>$sMessage .= '<text:span text:style-name="T6">&lt;!$PASSWORD_REQUIRED$!&gt;</text:span>&lt;br/&gt;'; </text:p>
      <text:p text:style-name="P6"><text:s text:c="16"/>break; </text:p>
      <text:p text:style-name="P6"><text:s text:c="7"/>} </text:p>
      <text:p text:style-name="P6"><text:s text:c="4"/>} </text:p>
      <text:p text:style-name="P6">} </text:p>
      <text:p text:style-name="P6">?&gt; </text:p>
      <text:p text:style-name="P6">&lt;!DOCTYPE HTML&gt; </text:p>
      <text:p text:style-name="P6">&lt;html&gt;</text:p>
      <text:p text:style-name="P6">…</text:p>
      <text:p text:style-name="P8">Placeholders can be inside <text:span text:style-name="T1">php</text:span>, <text:span text:style-name="T1">js</text:span>, etc. segments as well.</text:p>
      <text:h text:style-name="P19" text:outline-level="3">easily-modifyable constants header</text:h>
      <text:p text:style-name="Text_20_body"><text:span text:style-name="T11">The header </text:span><text:span text:style-name="T10">easily-modifyable constants </text:span><text:span text:style-name="T11">within </text:span><text:span text:style-name="T10">create-language-folders.py </text:span><text:span text:style-name="T11">contains a number of variables that can be easily modified to meet your requirements:</text:span></text:p>
      <text:p text:style-name="P7">#--------------------------------------------------------- easily-modifyable constants <text:s/></text:p>
      <text:p text:style-name="P7"><text:soft-page-break/># the file extensions to distinguise while processing the $keys folder </text:p>
      <text:p text:style-name="P9">glExtensions = [ 'htm', 'js', 'php', 'css' ] </text:p>
      <text:p text:style-name="P7"># whether files having the above extensions contain placeholders that should be processed (=True) or just copied as is to the language-specific folder (=False) </text:p>
      <text:p text:style-name="P10">gbProcessMatchingFiles = True </text:p>
      <text:p text:style-name="P7"># placeholder starting mark </text:p>
      <text:p text:style-name="P10">gsPHStart = '&lt;!$' </text:p>
      <text:p text:style-name="P7"># placeholder ending mark </text:p>
      <text:p text:style-name="P10">gsPHEnd = '$!&gt;' </text:p>
      <text:p text:style-name="P10"/>
      <text:p text:style-name="P7"># the file extensions to set the html dir element in, if the langauge requires (such as in Arabic and Hebrew) </text:p>
      <text:p text:style-name="P10">glDirElementExtensions = [ 'htm','php' ] </text:p>
      <text:p text:style-name="P7"># HTML tag to replace. Only html tags written exactly like this, will be replaced by &lt;html dir='rtl'&gt; when required (in Arabic and Hebrew, for instance) </text:p>
      <text:p text:style-name="P10">gsHtmlTagForDirElement = '&lt;html&gt;' </text:p>
      <text:p text:style-name="P7"># HTML tag count to replace by &lt;html dir='rtl'&gt; when required (in Arabic and Hebrew, for instance). 1 means only the first &lt;html&gt; tag will be replaced </text:p>
      <text:p text:style-name="P10">gnHtmlTagCountForDirElement = 1</text:p>
      <text:h text:style-name="P17" text:outline-level="3">create-language-folders.sh</text:h>
      <text:p text:style-name="P1">The shell script file <text:span text:style-name="T1">create-language-folders.sh </text:span><text:span text:style-name="T2">simply contains the command-line to run the python script. Since website authoring is an ongoing task, such a script helps regenerating the language specific folders without the need to open a command-line </text:span><text:soft-page-break/><text:span text:style-name="T2">window.</text:span></text:p>
      <text:p text:style-name="P1">This is an example of how the <text:span text:style-name="T1">create-language-folders.sh</text:span><text:span text:style-name="T2"> might look like:</text:span></text:p>
      <text:p text:style-name="P2"/>
      <text:p text:style-name="Standard"><text:span text:style-name="T4">python3.2 /home/user/workspace/MyWebSite/Root/create-language-folders.py</text:span> <text:span text:style-name="T4">/home/user/workspace/MyWebSite/Root</text:span></text:p>
      <text:p text:style-name="P1"/>
      <text:p text:style-name="P1">Note: To make <text:span text:style-name="T1">create-language-folders.sh</text:span> executable, run this line, for instance, in the command line:</text:p>
      <text:p text:style-name="P4">chmod 755 [create-language-folders.sh path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ala </meta:initial-creator>
    <meta:creation-date>2012-03-03T10:08:31</meta:creation-date>
    <dc:date>2012-08-16T10:55:25</dc:date>
    <dc:creator>ayala </dc:creator>
    <meta:editing-duration>PT3H27M7S</meta:editing-duration>
    <meta:editing-cycles>165</meta:editing-cycles>
    <meta:generator>LibreOffice/3.5$Linux_x86 LibreOffice_project/350m1$Build-2</meta:generator>
    <meta:document-statistic meta:table-count="0" meta:image-count="0" meta:object-count="0" meta:page-count="7" meta:paragraph-count="125" meta:word-count="1106" meta:character-count="8304" meta:non-whitespace-character-count="7016"/>
  </office:meta>
</office:document-meta>
</file>